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P1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  <style:style style:family="paragraph" style:name="afb8eb2" style:parent-style-name="AngabeErsteSeite">
      <style:paragraph-properties style:auto-text-indent="false" style:writing-mode="lr-tb">
        <style:background-image/>
      </style:paragraph-properties>
      <style:text-properties/>
    </style:style>
    <style:style style:family="paragraph" style:name="a8cffc0" style:parent-style-name="AngabeErsteSeite">
      <style:paragraph-properties style:auto-text-indent="false" style:writing-mode="lr-tb">
        <style:background-image/>
      </style:paragraph-properties>
      <style:text-properties/>
    </style:style>
    <style:style style:family="paragraph" style:name="a4f8785" style:parent-style-name="AngabeErsteSeite">
      <style:paragraph-properties style:auto-text-indent="false" style:writing-mode="lr-tb">
        <style:background-image/>
      </style:paragraph-properties>
      <style:text-properties/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<text:variable-input office:string-value="28.08.2012" office:value-type="string" text:description="Datum - 28.08.2012" text:display="none" text:formula="ooow:28.08.2012" text:name="Date"/><text:bookmark-end text:name="Date"/><text:variable-get text:name="Date">28.08.2012</text:variable-get></text:p>
      <text:p text:style-name="P1"/>
      <text:p text:style-name="afb8eb2">Level 1 Heading!</text:p>
      <text:p text:style-name="a4f8785">No Heading!</text:p>
      <text:p text:style-name="a8cffc0">Heading by Parent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graphic">
      <style:graphic-properties draw:end-line-spacing-horizontal="8.02pt" draw:end-line-spacing-vertical="8.02pt" draw:shadow-offset-x="8.5pt" draw:shadow-offset-y="8.5pt" draw:start-line-spacing-horizontal="8.02pt" draw:start-line-spacing-vertical="8.02pt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1pt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6.01pt" fo:margin-top="11.99pt"/>
      <style:text-properties fo:font-size="14pt" style:font-name="Liberation Sans" style:font-name-asian="DejaVu Sans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6.01pt" fo:margin-top="0pt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6.01pt" fo:margin-top="6.01pt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family="paragraph" style:name="AngabeErsteSeite" style:parent-style-name="Text_20_body">
      <style:paragraph-properties fo:margin-bottom="0pt" fo:margin-left="62.96pt" fo:margin-right="94.39pt" fo:margin-top="0pt" fo:text-indent="-62.96pt" style:auto-text-indent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21.6pt" fo:text-indent="-21.6pt" text:label-followed-by="listtab" text:list-tab-stop-position="21.6pt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28.8pt" fo:text-indent="-28.8pt" text:label-followed-by="listtab" text:list-tab-stop-position="28.8pt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36pt" fo:text-indent="-36pt" text:label-followed-by="listtab" text:list-tab-stop-position="36pt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43.2pt" fo:text-indent="-43.2pt" text:label-followed-by="listtab" text:list-tab-stop-position="43.2pt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50.4pt" fo:text-indent="-50.4pt" text:label-followed-by="listtab" text:list-tab-stop-position="50.4pt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57.6pt" fo:text-indent="-57.6pt" text:label-followed-by="listtab" text:list-tab-stop-position="57.6pt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64.8pt" fo:text-indent="-64.8pt" text:label-followed-by="listtab" text:list-tab-stop-position="64.8pt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72pt" fo:text-indent="-72pt" text:label-followed-by="listtab" text:list-tab-stop-position="72pt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79.2pt" fo:text-indent="-79.2pt" text:label-followed-by="listtab" text:list-tab-stop-position="79.2pt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86.4pt" fo:text-indent="-86.4pt" text:label-followed-by="listtab" text:list-tab-stop-position="86.4pt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14.14pt"/>
    <style:default-page-layout>
      <style:page-layout-properties style:layout-grid-standard-mode="true"/>
    </style:default-page-layout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isplay-name="No Heading" style:family="paragraph" style:name="noheading" style:next-style-name="Standard" style:parent-style-name="Standard">
      <style:paragraph-properties/>
      <style:text-properties fo:color="#376092" fo:font-size="14pt" fo:font-weight="bold"/>
    </style:style>
    <style:style style:default-outline-level="4" style:display-name="Heading Parent" style:family="paragraph" style:name="headingParent" style:next-style-name="Standard" style:parent-style-name="Standard">
      <style:paragraph-properties/>
      <style:text-properties fo:color="#376092" fo:font-size="14pt" fo:font-weight="bold"/>
    </style:style>
    <style:style style:display-name="No Heading But Parent" style:family="paragraph" style:name="noheadingbutParent" style:next-style-name="Standard" style:parent-style-name="headingParent">
      <style:paragraph-properties/>
      <style:text-properties fo:color="#376092" fo:font-size="14pt" fo:font-weight="bold"/>
    </style:style>
  </office:styles>
  <office:automatic-styles>
    <style:page-layout style:name="Mpm1">
      <style:page-layout-properties fo:margin-bottom="56.69pt" fo:margin-left="56.69pt" fo:margin-right="56.69pt" fo:margin-top="56.69pt" fo:page-height="841.89pt" fo:page-width="595.3pt" style:footnote-max-height="0pt" style:layout-grid-base-height="15.59pt" style:layout-grid-base-width="10.49pt" style:layout-grid-color="#c0c0c0" style:layout-grid-display="true" style:layout-grid-lines="44" style:layout-grid-mode="none" style:layout-grid-print="true" style:layout-grid-ruby-below="false" style:layout-grid-ruby-height="0pt" style:layout-grid-snap-to="true" style:layout-grid-snap-to-characters="true" style:num-format="1" style:print-orientation="portrait" style:writing-mode="lr-tb">
        <style:footnote-sep style:adjustment="left" style:color="#000000" style:distance-after-sep="2.86pt" style:distance-before-sep="2.86pt" style:line-style="solid" style:rel-width="25%" style:width="0.51pt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3-05-07T16:10:57</meta:creation-date>
    <dc:date>2019-07-23T14:10:55</dc:date>
    <dc:creator>Oliver Specht</dc:creator>
    <meta:editing-duration>PT0.362S</meta:editing-duration>
    <meta:editing-cycles>4</meta:editing-cycles>
    <meta:generator>StarOffice/8$Win32 OpenOffice.org_project/680m18$Build-9161</meta:generator>
    <meta:document-statistic meta:character-count="11" meta:image-count="0" meta:non-whitespace-character-count="10" meta:object-count="0" meta:page-count="1" meta:paragraph-count="1" meta:table-count="0" meta:word-count="1"/>
  </office:meta>
</office:document-meta>
</file>